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Нарциссизм- это нормально<text:line-break/><text:line-break/>Действительно, нарциссизм - это нормально состояние психики. Я бы сказал, что это одна из важнейших базовых конструкций психики. Но многие считают, что нарциссизм- это что-то стигматизирующее и непременно ужасное.<text:line-break/><text:line-break/>Я думаю, что с одной стороны действительно есть повод для тревоги, так как нарциссическая современная культура порождает нарциссическую патологию. Но проблема не в самом нарциссизме, а в его деструктивных, то есть приносящих человеку страдание, вариантах.<text:line-break/>Нормальный же нарциссизм-это признак нормально развитой личности.<text:line-break/><text:line-break/>Он включает следующие составляющие:<text:line-break/><text:line-break/>-чувство собственного достоинства<text:line-break/>-прочная(то есть реалистичная) самооценка<text:line-break/>-реалистичная оценка своих возможностей<text:line-break/>-удовольствие от жизни в целом, а в частности в сфере любви и работы<text:line-break/>-понимание своих интересов и способность реализовывать их<text:line-break/>-внутренняя система ценностей, которая дает внутреннее чувство свободы и не вступает в конфликт с социальными нормами<text:line-break/>-способность получать удовольствие от общения с друзьями и любимыми людьми<text:line-break/><text:line-break/>И, наверное, если как-то попробовать это резюмировать, то можно вспомнить известную фразу Зигмунда Фрейда о том, что главное в жизни –это любить и работать. И получать удовольствие от этого.<text:line-break/><text:line-break/>Запись на терапию Viber,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9:47.865050687</dc:date>
    <meta:editing-duration>PT9M26S</meta:editing-duration>
    <meta:editing-cycles>9</meta:editing-cycles>
    <meta:generator>LibreOffice/24.2.7.2$Linux_X86_64 LibreOffice_project/420$Build-2</meta:generator>
    <meta:document-statistic meta:table-count="0" meta:image-count="0" meta:object-count="0" meta:page-count="1" meta:paragraph-count="1" meta:word-count="172" meta:character-count="1297" meta:non-whitespace-character-count="1120"/>
  </office:meta>
</office:document-meta>
</file>